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8cm" fo:min-width="0.784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387cm" fo:min-width="1.352cm"/>
    </style:style>
    <style:style style:name="gr3" style:family="graphic" style:parent-style-name="standard">
      <style:graphic-properties draw:textarea-horizontal-align="justify" draw:textarea-vertical-align="middle" draw:auto-grow-height="false" fo:min-height="1.257cm" fo:min-width="0.94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2cm" fo:min-width="0.63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cm" fo:min-width="0.44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2cm" fo:min-width="0.443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017cm" fo:min-width="0cm"/>
    </style:style>
    <style:style style:name="gr11" style:family="graphic" style:parent-style-name="objectwithoutfill">
      <style:graphic-properties draw:fill="solid" draw:textarea-vertical-align="middle"/>
    </style:style>
    <style:style style:name="gr12" style:family="graphic" style:parent-style-name="standard">
      <style:graphic-properties draw:textarea-vertical-align="middle"/>
    </style:style>
    <style:style style:name="P1" style:family="paragraph">
      <loext:graphic-properties draw:fill="none" draw:fill-color="#ffffff"/>
      <style:paragraph-properties style:writing-mode="lr-tb"/>
      <style:text-properties fo:font-size="20.7999992370605pt"/>
    </style:style>
    <style:style style:name="P2" style:family="paragraph">
      <style:paragraph-properties fo:text-align="center"/>
      <style:text-properties fo:language="en" fo:country="GB"/>
    </style:style>
    <style:style style:name="P3" style:family="paragraph">
      <style:paragraph-properties fo:text-align="center" style:writing-mode="lr-tb"/>
      <style:text-properties fo:font-size="20.7999992370605pt" fo:language="en" fo:country="GB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T1" style:family="text">
      <style:text-properties fo:font-size="20.7999992370605pt"/>
    </style:style>
    <style:style style:name="T2" style:family="text">
      <style:text-properties style:text-position="-33% 58%" fo:font-size="20.7999992370605pt"/>
    </style:style>
    <style:style style:name="T3" style:family="text">
      <style:text-properties fo:font-size="20.7999992370605pt" fo:language="en" fo:country="GB"/>
    </style:style>
    <style:style style:name="T4" style:family="text">
      <style:text-properties style:text-position="0% 100%" fo:font-size="20.799999237060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284cm" svg:height="1.288cm" svg:x="9.2cm" svg:y="7.037cm">
          <draw:text-box>
            <text:p><text:span text:style-name="T1">D</text:span><text:span text:style-name="T2">2</text:span></text:p>
          </draw:text-box>
        </draw:frame>
        <draw:custom-shape draw:style-name="gr2" draw:text-style-name="P2" xml:id="id14" draw:id="id14" draw:layer="layout" svg:width="1.852cm" svg:height="0.637cm" draw:transform="rotate (-1.56486220733812) translate (16.121cm 6.46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9" draw:id="id9" draw:layer="layout" svg:width="2.036cm" svg:height="2.131cm" svg:x="1.707cm" svg:y="3.77cm">
          <text:p text:style-name="P3"><text:span text:style-name="T3">+</text:span></text:p>
          <text:p text:style-name="P3"><text:span text:style-name="T3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284cm" svg:height="1.288cm" svg:x="14.284cm" svg:y="6.937cm">
          <draw:text-box>
            <text:p><text:span text:style-name="T1">R</text:span><text:span text:style-name="T2">1</text:span></text:p>
          </draw:text-box>
        </draw:frame>
        <draw:frame draw:style-name="gr1" draw:text-style-name="P1" draw:layer="layout" svg:width="1.284cm" svg:height="1.288cm" svg:x="17.7cm" svg:y="3.837cm">
          <draw:text-box>
            <text:p><text:span text:style-name="T1">R</text:span><text:span text:style-name="T2">2</text:span></text:p>
          </draw:text-box>
        </draw:frame>
        <draw:custom-shape draw:style-name="gr4" draw:text-style-name="P4" xml:id="id5" draw:id="id5" draw:layer="layout" svg:width="0.259cm" svg:height="0.298cm" svg:x="7.57cm" svg:y="7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" draw:id="id1" draw:layer="layout" svg:width="0.259cm" svg:height="0.298cm" svg:x="4.725cm" svg:y="5.2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4" draw:id="id4" draw:layer="layout" svg:width="0.259cm" svg:height="0.298cm" svg:x="7.57cm" svg:y="2.7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g xml:id="id12" draw:id="id12">
          <draw:line draw:style-name="gr5" draw:text-style-name="P5" draw:layer="layout" svg:x1="13.025cm" svg:y1="6.425cm" svg:x2="13.025cm" svg:y2="7.089cm">
            <text:p/>
          </draw:line>
          <draw:line draw:style-name="gr5" draw:text-style-name="P5" draw:layer="layout" svg:x1="12.184cm" svg:y1="7.094cm" svg:x2="13.864cm" svg:y2="7.094cm">
            <text:p/>
          </draw:line>
          <draw:line draw:style-name="gr5" draw:text-style-name="P5" draw:layer="layout" svg:x1="12.185cm" svg:y1="7.761cm" svg:x2="13.865cm" svg:y2="7.761cm">
            <text:p/>
          </draw:line>
          <draw:line draw:style-name="gr5" draw:text-style-name="P5" draw:layer="layout" svg:x1="13.025cm" svg:y1="7.758cm" svg:x2="13.025cm" svg:y2="8.422cm">
            <text:p/>
          </draw:line>
        </draw:g>
        <draw:frame draw:style-name="gr1" draw:text-style-name="P1" draw:layer="layout" svg:width="1.284cm" svg:height="1.288cm" svg:x="11.1cm" svg:y="6.837cm">
          <draw:text-box>
            <text:p><text:span text:style-name="T1">C</text:span></text:p>
          </draw:text-box>
        </draw:frame>
        <draw:g>
          <draw:line draw:style-name="gr6" draw:text-style-name="P5" draw:layer="layout" svg:x1="7.954cm" svg:y1="10.071cm" svg:x2="6.6cm" svg:y2="10.084cm">
            <text:p/>
          </draw:line>
          <draw:line draw:style-name="gr6" draw:text-style-name="P5" draw:layer="layout" svg:x1="7.955cm" svg:y1="10.064cm" svg:x2="6.601cm" svg:y2="10.077cm">
            <text:p/>
          </draw:line>
          <draw:line draw:style-name="gr6" draw:text-style-name="P5" draw:layer="layout" svg:x1="6.971cm" svg:y1="10.356cm" svg:x2="7.644cm" svg:y2="10.356cm">
            <text:p/>
          </draw:line>
          <draw:line draw:style-name="gr6" draw:text-style-name="P5" draw:layer="layout" svg:x1="7.152cm" svg:y1="10.6cm" svg:x2="7.476cm" svg:y2="10.6cm">
            <text:p/>
          </draw:line>
          <draw:line draw:style-name="gr6" draw:text-style-name="P5" draw:layer="layout" svg:x1="7.295cm" svg:y1="10.054cm" svg:x2="7.301cm" svg:y2="9.425cm">
            <text:p/>
          </draw:line>
        </draw:g>
        <draw:frame draw:style-name="gr7" draw:text-style-name="P1" draw:layer="layout" svg:width="1.131cm" svg:height="1.112cm" svg:x="7.784cm" svg:y="1.525cm">
          <draw:text-box>
            <text:p><text:span text:style-name="T1">1</text:span></text:p>
          </draw:text-box>
        </draw:frame>
        <draw:frame draw:style-name="gr8" draw:text-style-name="P1" draw:layer="layout" svg:width="0.943cm" svg:height="1.2cm" svg:x="7.841cm" svg:y="7.925cm">
          <draw:text-box>
            <text:p><text:span text:style-name="T1">2</text:span></text:p>
          </draw:text-box>
        </draw:frame>
        <draw:frame draw:style-name="gr9" draw:text-style-name="P1" draw:layer="layout" svg:width="0.943cm" svg:height="1.112cm" svg:x="11.084cm" svg:y="4.325cm">
          <draw:text-box>
            <text:p><text:span text:style-name="T1">3</text:span></text:p>
          </draw:text-box>
        </draw:frame>
        <draw:custom-shape draw:style-name="gr10" draw:text-style-name="P4" xml:id="id6" draw:id="id6" draw:layer="layout" svg:width="0.9cm" svg:height="0.8cm" draw:transform="rotate (-2.32652389290844) translate (9.759cm 4.0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4" xml:id="id3" draw:id="id3" draw:layer="layout" svg:width="0.9cm" svg:height="0.8cm" draw:transform="rotate (-2.21255389275321) translate (7.115cm 6.90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4" xml:id="id7" draw:id="id7" draw:layer="layout" svg:width="0.9cm" svg:height="0.8cm" draw:transform="rotate (-0.81890848503574) translate (9.144cm 6.12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4" xml:id="id2" draw:id="id2" draw:layer="layout" svg:width="0.9cm" svg:height="0.8cm" draw:transform="rotate (-0.831300322724899) translate (6.517cm 3.22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1" draw:text-style-name="P6" draw:layer="layout" draw:type="line" svg:x1="4.946cm" svg:y1="5.337cm" svg:x2="6.229cm" svg:y2="4.093cm" draw:start-shape="id1" draw:start-glue-point="11" draw:end-shape="id2" draw:end-glue-point="7" svg:d="M4946 5337l1283-1244" svg:viewBox="0 0 1284 1245">
          <text:p/>
        </draw:connector>
        <draw:connector draw:style-name="gr11" draw:text-style-name="P6" draw:layer="layout" draw:type="line" svg:x1="4.946cm" svg:y1="5.549cm" svg:x2="6.204cm" svg:y2="6.785cm" draw:start-shape="id1" draw:start-glue-point="9" draw:end-shape="id3" draw:end-glue-point="7" svg:d="M4946 5549l1258 1236" svg:viewBox="0 0 1259 1237">
          <text:p/>
        </draw:connector>
        <draw:connector draw:style-name="gr11" draw:text-style-name="P6" draw:layer="layout" draw:type="line" svg:x1="6.821cm" svg:y1="3.553cm" svg:x2="7.608cm" svg:y2="2.98cm" draw:start-shape="id2" draw:start-glue-point="4" draw:end-shape="id4" draw:end-glue-point="7" svg:d="M6821 3553l787-573" svg:viewBox="0 0 788 574">
          <text:p/>
        </draw:connector>
        <draw:connector draw:style-name="gr11" draw:text-style-name="P6" draw:layer="layout" draw:type="line" svg:x1="6.845cm" svg:y1="7.264cm" svg:x2="7.57cm" svg:y2="7.874cm" draw:start-shape="id3" draw:start-glue-point="4" draw:end-shape="id5" draw:end-glue-point="6" svg:d="M6845 7264l725 610" svg:viewBox="0 0 726 611">
          <text:p/>
        </draw:connector>
        <draw:connector draw:style-name="gr11" draw:text-style-name="P6" draw:layer="layout" draw:type="line" svg:x1="7.791cm" svg:y1="2.98cm" svg:x2="8.868cm" svg:y2="3.848cm" draw:start-shape="id4" draw:start-glue-point="9" draw:end-shape="id6" draw:end-glue-point="7" svg:d="M7791 2980l1077 868" svg:viewBox="0 0 1078 869">
          <text:p/>
        </draw:connector>
        <draw:connector draw:style-name="gr11" draw:text-style-name="P6" draw:layer="layout" draw:type="line" svg:x1="7.829cm" svg:y1="7.874cm" svg:x2="8.866cm" svg:y2="6.999cm" draw:start-shape="id5" draw:start-glue-point="10" draw:end-shape="id7" draw:end-glue-point="7" svg:d="M7829 7874l1037-875" svg:viewBox="0 0 1038 876">
          <text:p/>
        </draw:connector>
        <draw:custom-shape draw:style-name="gr4" draw:text-style-name="P4" xml:id="id8" draw:id="id8" draw:layer="layout" svg:width="0.259cm" svg:height="0.298cm" svg:x="10.384cm" svg:y="5.2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6" draw:layer="layout" draw:type="line" svg:x1="9.451cm" svg:y1="4.397cm" svg:x2="10.422cm" svg:y2="5.337cm" draw:start-shape="id6" draw:start-glue-point="4" draw:end-shape="id8" draw:end-glue-point="5" svg:d="M9451 4397l971 940" svg:viewBox="0 0 972 941">
          <text:p/>
        </draw:connector>
        <draw:connector draw:style-name="gr11" draw:text-style-name="P6" draw:layer="layout" draw:type="line" svg:x1="9.451cm" svg:y1="6.452cm" svg:x2="10.422cm" svg:y2="5.549cm" draw:start-shape="id7" draw:start-glue-point="4" draw:end-shape="id8" draw:end-glue-point="7" svg:d="M9451 6452l971-903" svg:viewBox="0 0 972 904">
          <text:p/>
        </draw:connector>
        <draw:connector draw:style-name="gr12" draw:text-style-name="P4" draw:layer="layout" draw:line-skew="-0.643cm" svg:x1="2.725cm" svg:y1="3.77cm" svg:x2="7.7cm" svg:y2="2.725cm" draw:start-shape="id9" draw:start-glue-point="4" draw:end-shape="id4" draw:end-glue-point="4" svg:d="M2725 3770v-2189h4975v1144" svg:viewBox="0 0 4976 2190">
          <text:p/>
        </draw:connector>
        <draw:custom-shape draw:style-name="gr2" draw:text-style-name="P2" xml:id="id11" draw:id="id11" draw:layer="layout" svg:width="1.852cm" svg:height="0.637cm" svg:x="17.284cm" svg:y="5.125cm">
          <text:p/>
          <draw:enhanced-geometry svg:viewBox="0 0 21600 21600" draw:type="rectangle" draw:enhanced-path="M 0 0 L 21600 0 21600 21600 0 21600 0 0 Z N"/>
        </draw:custom-shape>
        <draw:connector draw:style-name="gr11" draw:text-style-name="P6" draw:layer="layout" draw:type="line" svg:x1="15.803cm" svg:y1="5.443cm" svg:x2="17.284cm" svg:y2="5.443cm" draw:start-shape="id10" draw:start-glue-point="0" draw:end-shape="id11" draw:end-glue-point="3" svg:d="M15803 5443h1481" svg:viewBox="0 0 1482 1">
          <text:p/>
        </draw:connector>
        <draw:connector draw:style-name="gr12" draw:text-style-name="P4" draw:layer="layout" svg:x1="2.725cm" svg:y1="5.901cm" svg:x2="7.7cm" svg:y2="8.023cm" draw:start-shape="id9" draw:start-glue-point="8" draw:end-shape="id5" draw:end-glue-point="8" svg:d="M2725 5901v2624h4975v-502" svg:viewBox="0 0 4976 2625">
          <text:p/>
        </draw:connector>
        <draw:connector draw:style-name="gr12" draw:text-style-name="P4" xml:id="id13" draw:id="id13" draw:layer="layout" svg:x1="10.643cm" svg:y1="5.443cm" svg:x2="13.024cm" svg:y2="6.425cm" draw:start-shape="id8" draw:start-glue-point="10" draw:end-shape="id12" draw:end-glue-point="0" svg:d="M10643 5443h2381v982" svg:viewBox="0 0 2382 983">
          <text:p/>
        </draw:connector>
        <draw:connector draw:style-name="gr12" draw:text-style-name="P4" xml:id="id10" draw:id="id10" draw:layer="layout" svg:x1="13.024cm" svg:y1="5.443cm" svg:x2="15.803cm" svg:y2="6.471cm" draw:start-shape="id13" draw:start-glue-point="0" draw:end-shape="id14" draw:end-glue-point="3" svg:d="M13024 5443h2779v1028" svg:viewBox="0 0 2780 1029">
          <text:p/>
        </draw:connector>
        <draw:connector draw:style-name="gr12" draw:text-style-name="P4" draw:layer="layout" draw:line-skew="0.453cm" svg:x1="13.024cm" svg:y1="8.422cm" svg:x2="15.814cm" svg:y2="8.323cm" draw:start-shape="id12" draw:start-glue-point="2" draw:end-shape="id14" draw:end-glue-point="1" svg:d="M13024 8422v1003h2790v-1102" svg:viewBox="0 0 2791 1103">
          <text:p/>
        </draw:connector>
        <draw:connector draw:style-name="gr12" draw:text-style-name="P4" draw:layer="layout" draw:line-skew="0cm 0.453cm" svg:x1="4.725cm" svg:y1="5.443cm" svg:x2="13.024cm" svg:y2="8.422cm" draw:start-shape="id1" draw:start-glue-point="6" draw:end-shape="id12" draw:end-glue-point="2" svg:d="M4725 5443h-502v3982h8801v-1003" svg:viewBox="0 0 8802 3983">
          <text:p/>
        </draw:connector>
        <draw:custom-shape draw:style-name="gr10" draw:text-style-name="P4" xml:id="id15" draw:id="id15" draw:layer="layout" svg:width="0.9cm" svg:height="0.8cm" draw:transform="rotate (-3.140021857263) translate (21.184cm 7.224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4" xml:id="id16" draw:id="id16" draw:layer="layout" svg:width="0.9cm" svg:height="0.8cm" draw:transform="rotate (-3.140021857263) translate (21.184cm 8.025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2" draw:text-style-name="P4" draw:layer="layout" svg:x1="19.136cm" svg:y1="5.443cm" svg:x2="20.732cm" svg:y2="6.424cm" draw:start-shape="id11" draw:start-glue-point="1" draw:end-shape="id15" draw:end-glue-point="7" svg:d="M19136 5443h1596v981" svg:viewBox="0 0 1597 982">
          <text:p/>
        </draw:connector>
        <draw:connector draw:style-name="gr12" draw:text-style-name="P4" draw:layer="layout" draw:line-skew="0.899cm" svg:x1="20.734cm" svg:y1="8.025cm" svg:x2="4.725cm" svg:y2="5.443cm" draw:start-shape="id16" draw:start-glue-point="4" draw:end-shape="id1" draw:end-glue-point="6" svg:d="M20734 8025v1400h-16511v-3982h502" svg:viewBox="0 0 16512 3983">
          <text:p/>
        </draw:connector>
        <draw:frame draw:style-name="gr7" draw:text-style-name="P1" draw:layer="layout" svg:width="1.131cm" svg:height="1.112cm" svg:x="3.853cm" svg:y="4.325cm">
          <draw:text-box>
            <text:p><text:span text:style-name="T1">0</text:span></text:p>
          </draw:text-box>
        </draw:frame>
        <draw:frame draw:style-name="gr9" draw:text-style-name="P1" draw:layer="layout" svg:width="0.943cm" svg:height="1.112cm" svg:x="20.084cm" svg:y="4.325cm">
          <draw:text-box>
            <text:p><text:span text:style-name="T1">4</text:span></text:p>
          </draw:text-box>
        </draw:frame>
        <draw:frame draw:style-name="gr1" draw:text-style-name="P1" draw:layer="layout" svg:width="1.284cm" svg:height="1.288cm" svg:x="9.29cm" svg:y="2.989cm">
          <draw:text-box>
            <text:p><text:span text:style-name="T1">D</text:span><text:span text:style-name="T2">1</text:span></text:p>
          </draw:text-box>
        </draw:frame>
        <draw:frame draw:style-name="gr1" draw:text-style-name="P1" draw:layer="layout" svg:width="1.284cm" svg:height="1.288cm" svg:x="4.984cm" svg:y="6.737cm">
          <draw:text-box>
            <text:p><text:span text:style-name="T1">D</text:span><text:span text:style-name="T2">4</text:span></text:p>
          </draw:text-box>
        </draw:frame>
        <draw:frame draw:style-name="gr1" draw:text-style-name="P1" draw:layer="layout" svg:width="1.284cm" svg:height="1.288cm" svg:x="5.3cm" svg:y="2.437cm">
          <draw:text-box>
            <text:p><text:span text:style-name="T1">D</text:span><text:span text:style-name="T2">3</text:span></text:p>
          </draw:text-box>
        </draw:frame>
        <draw:frame draw:style-name="gr1" draw:text-style-name="P1" draw:layer="layout" svg:width="3.237cm" svg:height="1.288cm" svg:x="21.1cm" svg:y="6.337cm">
          <draw:text-box>
            <text:p><text:span text:style-name="T1">D</text:span><text:span text:style-name="T2">5</text:span><text:span text:style-name="T4">,n=19</text:span><text:span text:style-name="T2"> </text:span></text:p>
          </draw:text-box>
        </draw:frame>
        <draw:frame draw:style-name="gr1" draw:text-style-name="P1" draw:layer="layout" svg:width="1.284cm" svg:height="1.288cm" svg:x="0.5cm" svg:y="4.225cm">
          <draw:text-box>
            <text:p><text:span text:style-name="T4">V</text:span><text:span text:style-name="T2">1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cm" fo:margin-bottom="0.1cm" fo:margin-left="0.1cm" fo:margin-right="0.1cm" fo:page-width="24.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5T17:24:02.573092577</meta:creation-date>
    <dc:date>2021-05-06T00:19:20.456000857</dc:date>
    <meta:editing-duration>PT17M27S</meta:editing-duration>
    <meta:editing-cycles>4</meta:editing-cycles>
    <meta:generator>LibreOffice/6.4.6.2$Linux_X86_64 LibreOffice_project/40$Build-2</meta:generator>
    <meta:document-statistic meta:object-count="55"/>
  </office:meta>
</office:document-meta>
</file>